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60"/>
    <style:style style:name="ce9" style:family="table-cell" style:parent-style-name="Default" style:data-style-name="N1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2"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16" calcext:value-type="float">
            <text:p>816</text:p>
          </table:table-cell>
          <table:table-cell table:style-name="ce5" table:formula="of:=[.D2]" office:value-type="float" office:value="816" calcext:value-type="float">
            <text:p>816.0</text:p>
          </table:table-cell>
          <table:table-cell/>
          <table:table-cell table:style-name="ce6"/>
          <table:table-cell table:style-name="ce6" table:formula="of:=[.T9]" office:value-type="float" office:value="4145937.237" calcext:value-type="float">
            <text:p>4145937.237</text:p>
          </table:table-cell>
          <table:table-cell table:style-name="ce11" table:formula="of:=[.U9]" office:value-type="float" office:value="314196.72" calcext:value-type="float">
            <text:p>314,196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72" calcext:value-type="float">
            <text:p>19.7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05" calcext:value-type="float">
            <text:p>405</text:p>
          </table:table-cell>
          <table:table-cell table:style-name="ce5" table:formula="of:=[.D3]" office:value-type="float" office:value="405" calcext:value-type="float">
            <text:p>405.0</text:p>
          </table:table-cell>
          <table:table-cell/>
          <table:table-cell table:style-name="ce6"/>
          <table:table-cell table:style-name="ce6" table:formula="of:=[.T10]" office:value-type="float" office:value="30.525" calcext:value-type="float">
            <text:p>30.525</text:p>
          </table:table-cell>
          <table:table-cell table:style-name="ce12" table:formula="of:=[.T10]" office:value-type="percentage" office:value="30.525" calcext:value-type="percentage">
            <text:p>3052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18600" calcext:value-type="float">
            <text:p>18600</text:p>
          </table:table-cell>
          <table:table-cell office:value-type="string" calcext:value-type="string">
            <text:p>mp/sec</text:p>
          </table:table-cell>
          <table:table-cell table:style-name="ce14" table:formula="of:=[.R3]*[.U3]" office:value-type="float" office:value="35.03" calcext:value-type="float">
            <text:p>35.0</text:p>
          </table:table-cell>
          <table:table-cell table:style-name="ce10" table:formula="of:=[.V3]/60" office:value-type="percentage" office:value="0.00188333333333333" calcext:value-type="percentage">
            <text:p>0.19%</text:p>
          </table:table-cell>
          <table:table-cell table:style-name="ce9" table:formula="of:=2%+([.E7]/100/100/2)" office:value-type="percentage" office:value="0.113" calcext:value-type="percentage">
            <text:p>11.3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050" calcext:value-type="float">
            <text:p>4050</text:p>
          </table:table-cell>
          <table:table-cell office:value-type="string" calcext:value-type="string">
            <text:p>w/Med:</text:p>
          </table:table-cell>
          <table:table-cell table:style-name="ce14" table:formula="of:=[.R3]*[.U4]" office:value-type="float" office:value="48.701" calcext:value-type="float">
            <text:p>48.7</text:p>
          </table:table-cell>
          <table:table-cell table:style-name="ce10" table:formula="of:=[.V4]/60" office:value-type="percentage" office:value="0.00261833333333333" calcext:value-type="percentage">
            <text:p>0.26%</text:p>
          </table:table-cell>
          <table:table-cell table:style-name="ce9" table:formula="of:=1%*(1+3+3%*[.D49])+([.E7]/100/100/2)+1%" office:value-type="percentage" office:value="0.1571" calcext:value-type="percentage">
            <text:p>15.71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785" calcext:value-type="float">
            <text:p>785</text:p>
          </table:table-cell>
          <table:table-cell table:style-name="ce5" table:formula="of:=[.D6]*(1+[.AC15])" office:value-type="float" office:value="10519" calcext:value-type="float">
            <text:p>10519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48" calcext:value-type="percentage">
            <text:p>15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930" calcext:value-type="float">
            <text:p>930</text:p>
          </table:table-cell>
          <table:table-cell table:style-name="ce5" table:formula="of:=[.D7]*2" office:value-type="float" office:value="1860" calcext:value-type="float">
            <text:p>186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672086" calcext:value-type="float">
            <text:p>167208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145937.237" calcext:value-type="float">
            <text:p>4145937.237</text:p>
          </table:table-cell>
          <table:table-cell table:style-name="ce6" table:formula="of:=([.R11]+[.R12])/2" office:value-type="float" office:value="314196.72" calcext:value-type="float">
            <text:p>314196.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6619788.474" calcext:value-type="float">
            <text:p>6619788.47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0.525" calcext:value-type="percentage">
            <text:p>3052.5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3321950698965" calcext:value-type="percentage">
            <text:p>97.3%</text:p>
          </table:table-cell>
          <table:table-cell table:formula="of:=1/(1-[.P11])" office:value-type="float" office:value="37.484" calcext:value-type="float">
            <text:p>37.484</text:p>
          </table:table-cell>
          <table:table-cell table:formula="of:=[.$R$2]/(1/(1+[.$N$15]+[.$AU$15]))" office:value-type="float" office:value="302124" calcext:value-type="float">
            <text:p>30212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4989995998399" calcext:value-type="percentage">
            <text:p>97.5%</text:p>
          </table:table-cell>
          <table:table-cell table:formula="of:=1/(1-[.P12])" office:value-type="float" office:value="39.9840000000001" calcext:value-type="float">
            <text:p>39.9840000000001</text:p>
          </table:table-cell>
          <table:table-cell table:formula="of:=[.$R$2]/(1/(1+[.$N$15]+[.$AI$15]+[.$AU$15]))" office:value-type="float" office:value="326269.44" calcext:value-type="float">
            <text:p>326269.4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4155973348682" calcext:value-type="percentage">
            <text:p>97.4%</text:p>
          </table:table-cell>
          <table:table-cell table:style-name="ce14" table:formula="of:=([.Q11]+[.Q12])/2" office:value-type="float" office:value="38.734" calcext:value-type="float">
            <text:p>38.7</text:p>
          </table:table-cell>
          <table:table-cell/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51" calcext:value-type="percentage">
            <text:p>5.1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68])" office:value-type="percentage" office:value="30.525" calcext:value-type="percentage">
            <text:p>305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68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68])" office:value-type="percentage" office:value="15.48" calcext:value-type="percentage">
            <text:p>15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68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68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68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68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68])" office:value-type="percentage" office:value="2.959" calcext:value-type="percentage">
            <text:p>295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68])" office:value-type="percentage" office:value="0.459" calcext:value-type="percentage">
            <text:p>45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68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68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68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9"/>
        </table:table-row>
        <table:table-row table:style-name="ro1">
          <table:table-cell office:value-type="string" calcext:value-type="string">
            <text:p>The Azarinth Sentinel</text:p>
          </table:table-cell>
          <table:table-cell table:number-columns-repeated="10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bsolute Destructio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18]+([.B18]-1)*20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0]+([.B2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9" table:formula="of:=([.L20]+[.M20]*[.$D20])" office:value-type="percentage" office:value="0.85" calcext:value-type="percentage">
            <text:p>85.00%</text:p>
          </table:table-cell>
          <table:table-cell table:style-name="ce9" table:formula="of:=[.N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20]+[.M20]*[.$D20])*[.$I20]" office:value-type="percentage" office:value="6.8" calcext:value-type="percentage">
            <text:p>680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0]+[.V20]*[.$D20])*[.$I20]" office:value-type="percentage" office:value="6.8" calcext:value-type="percentage">
            <text:p>680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0]+[.AB20]*[.$D20])*[.$I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20]+[.AE20]*[.$D20])*[.$I20]" office:value-type="percentage" office:value="6.8" calcext:value-type="percentage">
            <text:p>68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21]+([.B21]-1)*20" office:value-type="float" office:value="67" calcext:value-type="float">
            <text:p>67</text:p>
          </table:table-cell>
          <table:table-cell table:number-columns-repeated="4"/>
          <table:table-cell table:style-name="ce9" table:number-columns-repeated="6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Sentinel Spher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22]+([.B22]-1)*20" office:value-type="float" office:value="65" calcext:value-type="float">
            <text:p>65</text:p>
          </table:table-cell>
          <table:table-cell table:number-columns-repeated="4"/>
          <table:table-cell table:style-name="ce9" table:number-columns-repeated="6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3]+([.B23]-1)*20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9" table:formula="of:=([.O23]+[.P23]*[.$D23])" office:value-type="percentage" office:value="1.35" calcext:value-type="percentage">
            <text:p>135.00%</text:p>
          </table:table-cell>
          <table:table-cell table:style-name="ce9" table:formula="of:=[.Q23]" office:value-type="percentage" office:value="13.5" calcext:value-type="percentage">
            <text:p>1350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3]+[.P23]*[.$D23])*[.$I23]" office:value-type="percentage" office:value="13.5" calcext:value-type="percentage">
            <text:p>1350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G23]+[.AH23]*[.$D23])*[.$I23]" office:value-type="percentage" office:value="2.5" calcext:value-type="percentage">
            <text:p>250.00%</text:p>
          </table:table-cell>
          <table:table-cell table:style-name="ce9" table:number-columns-repeated="3"/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S23]+[.AT23]*[.$D23])*[.$I23]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4]+([.B2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9" table:formula="of:=([.R24]+[.S24]*[.$D24])" office:value-type="percentage" office:value="1.1" calcext:value-type="percentage">
            <text:p>110.00%</text:p>
          </table:table-cell>
          <table:table-cell table:style-name="ce9" table:formula="of:=[.T24]" office:value-type="percentage" office:value="8.8" calcext:value-type="percentage">
            <text:p>880.0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4]+[.S24]*[.$D24])*[.$I24]" office:value-type="percentage" office:value="8.8" calcext:value-type="percentage">
            <text:p>880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ntinel Huntres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25]+([.B25]-1)*20" office:value-type="float" office:value="48" calcext:value-type="float">
            <text:p>48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zarinth Perception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C26]+([.B26]-1)*20" office:value-type="float" office:value="63" calcext:value-type="float">
            <text:p>63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zarinth Revers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27]+([.B27]-1)*20" office:value-type="float" office:value="60" calcext:value-type="float">
            <text:p>60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Kin of Ash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0]+([.B3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9" table:formula="of:=([.L30]+[.M30]*[.$D30])" office:value-type="percentage" office:value="1.35" calcext:value-type="percentage">
            <text:p>135.00%</text:p>
          </table:table-cell>
          <table:table-cell table:style-name="ce9" table:formula="of:=[.N30]" office:value-type="percentage" office:value="12.15" calcext:value-type="percentage">
            <text:p>1215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0]+[.M30]*[.$D30])*[.$I30]" office:value-type="percentage" office:value="12.15" calcext:value-type="percentage">
            <text:p>1215.00%</text:p>
          </table:table-cell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rue Ash Creat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2]+([.B32]-1)*20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33]+([.B33]-1)*20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m of Cinder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C34]+([.B34]-1)*20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h and Ember Unity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35]+([.B35]-1)*20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hen Wing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36]+([.B36]-1)*20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37]+([.B37]-1)*20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9" table:formula="of:=([.AP37]+[.AQ37]*[.$D37])" office:value-type="percentage" office:value="0.585" calcext:value-type="percentage">
            <text:p>58.50%</text:p>
          </table:table-cell>
          <table:table-cell table:style-name="ce9" table:formula="of:=[.AR37]" office:value-type="percentage" office:value="5.265" calcext:value-type="percentage">
            <text:p>526.5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6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P37]+[.AQ37]*[.$D37])*[.$I37]" office:value-type="percentage" office:value="5.265" calcext:value-type="percentage">
            <text:p>526.50%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8]+([.B38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9" table:formula="of:=([.AD38]+[.AE38]*[.$D38])" office:value-type="percentage" office:value="0.65" calcext:value-type="percentage">
            <text:p>65.00%</text:p>
          </table:table-cell>
          <table:table-cell table:style-name="ce9" table:formula="of:=[.AF38]" office:value-type="percentage" office:value="5.85" calcext:value-type="percentage">
            <text:p>585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8]+[.AE38]*[.$D38])*[.$I38]" office:value-type="percentage" office:value="5.85" calcext:value-type="percentage">
            <text:p>585.00%</text:p>
          </table:table-cell>
          <table:table-cell table:number-columns-repeated="6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38]+[.AN38]*[.$D38])*[.$I38]" office:value-type="percentage" office:value="5.85" calcext:value-type="percentage">
            <text:p>585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39]+([.B39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9" table:formula="of:=([.R39]+[.S39]*[.$D39])" office:value-type="percentage" office:value="0.835" calcext:value-type="percentage">
            <text:p>83.50%</text:p>
          </table:table-cell>
          <table:table-cell table:style-name="ce9" table:formula="of:=[.T39]" office:value-type="percentage" office:value="6.68" calcext:value-type="percentage">
            <text:p>668.0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39]+[.S39]*[.$D39])*[.$I39]" office:value-type="percentage" office:value="6.68" calcext:value-type="percentage">
            <text:p>668.00%</text:p>
          </table:table-cell>
          <table:table-cell table:style-name="ce9" table:number-columns-repeated="12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number-columns-repeated="8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The Faen Valkyri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2]+([.B42]-1)*20" office:value-type="float" office:value="2" calcext:value-type="float">
            <text:p>2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3]+([.B43]-1)*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26" calcext:value-type="percentage">
            <text:p>26.00%</text:p>
          </table:table-cell>
          <table:table-cell table:style-name="ce9" table:formula="of:=[.N43]" office:value-type="percentage" office:value="2.08" calcext:value-type="percentage">
            <text:p>20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08" calcext:value-type="percentage">
            <text:p>20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4]+([.B44]-1)*20" office:value-type="float" office:value="2" calcext:value-type="float">
            <text:p>2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Space Shif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5]+([.B45]-1)*20" office:value-type="float" office:value="1" calcext:value-type="float">
            <text:p>1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Body of the Valkyr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6]+([.B46]-1)*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1+IF([.E46]=1;[.$D$9];0%)+IF([.G46]=1;[.$D$11];0%)+IF([.F46]=1;[.$D$10];0%)+IF([.H46]=1;[.$D$12];0%)" office:value-type="percentage" office:value="9" calcext:value-type="percentage">
            <text:p>900.00%</text:p>
          </table:table-cell>
          <table:table-cell table:style-name="ce9" table:formula="of:=([.L46]+[.M46]*[.$D46])" office:value-type="percentage" office:value="0.155" calcext:value-type="percentage">
            <text:p>15.50%</text:p>
          </table:table-cell>
          <table:table-cell table:style-name="ce9" table:formula="of:=[.N46]" office:value-type="percentage" office:value="1.395" calcext:value-type="percentage">
            <text:p>139.50%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6]+[.M46]*[.$D46])*[.$I46]" office:value-type="percentage" office:value="1.395" calcext:value-type="percentage">
            <text:p>139.50%</text:p>
          </table:table-cell>
          <table:table-cell table:number-columns-repeated="3"/>
          <table:table-cell table:style-name="ce9" table:number-columns-repeated="15"/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G46]+[.AH46]*[.$D46])*[.$I46]" office:value-type="percentage" office:value="0.459" calcext:value-type="percentage">
            <text:p>45.90%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J46]+[.AK46]*[.$D46])*[.$I46]" office:value-type="percentage" office:value="0.459" calcext:value-type="percentage">
            <text:p>45.90%</text:p>
          </table:table-cell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Space Awarenes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7]+([.B47]-1)*20" office:value-type="float" office:value="1" calcext:value-type="float">
            <text:p>1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6"/>
          <table:table-cell table:style-name="ce9" table:formula="of:=300%+[.D49]*3%" office:value-type="percentage" office:value="4.41" calcext:value-type="percentage">
            <text:p>441.00%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16" calcext:value-type="string">
            <text:p>Vit: 816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05" calcext:value-type="string">
            <text:p>End: 405</text:p>
          </table:table-cell>
          <table:table-cell table:number-columns-repeated="1023"/>
        </table:table-row>
        <table:table-row table:style-name="ro1">
          <table:table-cell table:formula="of:=COM.MICROSOFT.CONCAT(&quot;Str: &quot;; [.E55];[.F55];[.G55];[.H55])" office:value-type="string" office:string-value="Str: 515 [6,901.0]" calcext:value-type="string">
            <text:p>Str: 515 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Dex: &quot;; [.E56]; [.F56];[.G56];[.H56])" office:value-type="string" office:string-value="Dex: 425 [2,805.0]" calcext:value-type="string">
            <text:p>Dex: 425 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Int: &quot;; [.E57]; [.F57]; [.G57]; [.H57])" office:value-type="string" office:string-value="Int: 785 [10,519.0]" calcext:value-type="string">
            <text:p>Int: 785 [10,519.0]</text:p>
          </table:table-cell>
          <table:table-cell table:number-columns-repeated="3"/>
          <table:table-cell table:formula="of:=[.D6]" office:value-type="float" office:value="785" calcext:value-type="float">
            <text:p>785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519.0" calcext:value-type="string">
            <text:p>10,519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Wis: &quot;; [.D7])" office:value-type="string" office:string-value="Wis: 930" calcext:value-type="string">
            <text:p>Wis: 93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052.5%" calcext:value-type="string">
            <text:p>Resilience: 3,052.5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Reflexes+:    &quot;;TEXT([.I5]*100;&quot;#,##0.0&quot;); &quot;%&quot;)" office:value-type="string" office:string-value="Reflexes+:    585.0%" calcext:value-type="string">
            <text:p>Reflexes+: <text:s text:c="3"/>58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48.0%" calcext:value-type="string">
            <text:p>Damage+: <text:s text:c="3"/>1,548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  :  &quot;; TEXT([.R2];&quot;#,##0&quot;))" office:value-type="string" office:string-value="Health  :  8,160" calcext:value-type="string">
            <text:p>Health <text:s/>: <text:s/>8,160</text:p>
          </table:table-cell>
          <table:table-cell table:number-columns-repeated="1023"/>
        </table:table-row>
        <table:table-row table:style-name="ro1">
          <table:table-cell table:formula="of:=COM.MICROSOFT.CONCAT(&quot;Stamina :  &quot;; TEXT([.R4];&quot;#,##0&quot;))" office:value-type="string" office:string-value="Stamina :  4,050" calcext:value-type="string">
            <text:p>Stamina : <text:s/>4,050</text:p>
          </table:table-cell>
          <table:table-cell table:number-columns-repeated="1023"/>
        </table:table-row>
        <table:table-row table:style-name="ro1">
          <table:table-cell table:formula="of:=COM.MICROSOFT.CONCAT(&quot;Mana    : &quot;; TEXT([.R3];&quot;#,##0&quot;))" office:value-type="string" office:string-value="Mana    : 18,600" calcext:value-type="string">
            <text:p>Mana <text:s text:c="3"/>: 18,6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7]" calcext:value-type="string">
            <text:p>hp/sec: <text:s/>0.27% [19.7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19% [35.0]" calcext:value-type="string">
            <text:p>mp/sec: <text:s/>0.19% [35.0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6% [48.7]" calcext:value-type="string">
            <text:p>w/Med: <text:s text:c="2"/>0.26% [48.7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&quot;; TEXT([.P13]*100;&quot;#,##0.000&quot;); &quot;% [hp x &quot;;TEXT([.Q13];&quot;#,##0.00&quot;); &quot;]&quot;)" office:value-type="string" office:string-value="Mitigation:  97.416% [hp x 38.73]" calcext:value-type="string">
            <text:p>Mitigation: <text:s/>97.416% [hp x 38.73]</text:p>
          </table:table-cell>
          <table:table-cell table:number-columns-repeated="1023"/>
        </table:table-row>
        <table:table-row table:style-name="ro1">
          <table:table-cell table:formula="of:=COM.MICROSOFT.CONCAT(&quot;Additive EH: &quot;; TEXT([.I2];&quot;#,##0.0&quot;))" office:value-type="string" office:string-value="Additive EH: 314,196.7" calcext:value-type="string">
            <text:p>Additive EH: 314,196.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23"/>
        </table:table-row>
        <table:table-row table:style-name="ro1">
          <table:table-cell table:formula="of:=COM.MICROSOFT.CONCAT([.G78]; &quot;-&quot;; [.I78]; [.J78]; [.A18]; [.K78]; [.L78]; [.M78]; [.N78];[.O78];[.P78];[.Q78] )" office:value-type="string" office:string-value="3-24 Absolute Destruction" calcext:value-type="string">
            <text:p>3-24 Absolute Destruction</text:p>
          </table:table-cell>
          <table:table-cell table:number-columns-repeated="5"/>
          <table:table-cell table:formula="of:=[.B18]" office:value-type="float" office:value="3" calcext:value-type="float">
            <text:p>3</text:p>
          </table:table-cell>
          <table:table-cell/>
          <table:table-cell table:formula="of:=[.C18]" office:value-type="float" office:value="24" calcext:value-type="float">
            <text:p>24</text:p>
          </table:table-cell>
          <table:table-cell table:formula="of:=IF([.I78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[.G79]; &quot;-&quot;; [.I79]; [.J79]; [.A19]; [.K79]; [.L79]; [.M79]; [.N79];[.O79];[.P79];[.Q79] )" office:value-type="string" office:string-value="3-30 Sentinel Reconstruction" calcext:value-type="string">
            <text:p>3-30 Sentinel Reconstruction</text:p>
          </table:table-cell>
          <table:table-cell table:number-columns-repeated="5"/>
          <table:table-cell table:formula="of:=[.B19]" office:value-type="float" office:value="3" calcext:value-type="float">
            <text:p>3</text:p>
          </table:table-cell>
          <table:table-cell/>
          <table:table-cell table:formula="of:=[.C19]" office:value-type="float" office:value="30" calcext:value-type="float">
            <text:p>30</text:p>
          </table:table-cell>
          <table:table-cell table:formula="of:=IF([.I79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[.G80]; &quot;-&quot;; [.I80]; [.J80]; [.A20]; [.K80]; [.L80]; [.M80]; [.N80];[.O80];[.P80];[.Q80] )" office:value-type="string" office:string-value="3-30 Azarinth Awakening      [85.0% x 8 = 680.0% Resilience, Speed, Intelligence and Strength]" calcext:value-type="string">
            <text:p>3-30 Azarinth Awakening <text:s text:c="5"/>[85.0% x 8 = 680.0% Resilience, Speed, Intelligence and Strength]</text:p>
          </table:table-cell>
          <table:table-cell table:number-columns-repeated="2"/>
          <table:table-cell table:style-name="ce8"/>
          <table:table-cell table:number-columns-repeated="2"/>
          <table:table-cell table:formula="of:=[.B20]" office:value-type="float" office:value="3" calcext:value-type="float">
            <text:p>3</text:p>
          </table:table-cell>
          <table:table-cell/>
          <table:table-cell table:formula="of:=[.C20]" office:value-type="float" office:value="30" calcext:value-type="float">
            <text:p>30</text:p>
          </table:table-cell>
          <table:table-cell table:formula="of:=IF([.I80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6"/>[</text:p>
          </table:table-cell>
          <table:table-cell table:formula="of:=COM.MICROSOFT.CONCAT(TEXT([.J20];&quot;#,##0.0%&quot;); &quot; x &quot;; [.I20]; &quot; = &quot;; TEXT([.K20];&quot;#,##0.0%&quot;))" office:value-type="string" office:string-value="85.0% x 8 = 680.0%" calcext:value-type="string">
            <text:p>85.0% x 8 =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81]; &quot;-&quot;; [.I81]; [.J81]; [.A21]; [.K81]; [.L81]; [.M81]; [.N81];[.O81];[.P81];[.Q81] )" office:value-type="string" office:string-value="3-27 Blink" calcext:value-type="string">
            <text:p>3-27 Blink</text:p>
          </table:table-cell>
          <table:table-cell table:number-columns-repeated="5"/>
          <table:table-cell table:formula="of:=[.B21]" office:value-type="float" office:value="3" calcext:value-type="float">
            <text:p>3</text:p>
          </table:table-cell>
          <table:table-cell/>
          <table:table-cell table:formula="of:=[.C21]" office:value-type="float" office:value="27" calcext:value-type="float">
            <text:p>27</text:p>
          </table:table-cell>
          <table:table-cell table:formula="of:=IF([.I81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[.G82]; &quot;-&quot;; [.I82]; [.J82]; [.A22]; [.K82]; [.L82]; [.M82]; [.N82];[.O82];[.P82];[.Q82] )" office:value-type="string" office:string-value="3-25 Sentinel Sphere" calcext:value-type="string">
            <text:p>3-25 Sentinel Sphere</text:p>
          </table:table-cell>
          <table:table-cell table:number-columns-repeated="5"/>
          <table:table-cell table:formula="of:=[.B22]" office:value-type="float" office:value="3" calcext:value-type="float">
            <text:p>3</text:p>
          </table:table-cell>
          <table:table-cell/>
          <table:table-cell table:formula="of:=[.C22]" office:value-type="float" office:value="25" calcext:value-type="float">
            <text:p>25</text:p>
          </table:table-cell>
          <table:table-cell table:formula="of:=IF([.I8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[.G83]; &quot;-&quot;; [.I83]; [.J83]; [.A23]; [.K83]; [.L83]; [.M83]; [.N83];[.O83];[.P83];[.Q83] )" office:value-type="string" office:string-value="3-30 Sentinel Core           [55.0% x 10 = 550.0% Durability, 135.0% x 10 = 1,350.0% Health Regen, 25.0% x 10 = 250.0% Magic Resistance]" calcext:value-type="string">
            <text:p>3-30 Sentinel Core <text:s text:c="10"/>[55.0% x 10 = 550.0% Durability, 135.0% x 10 = 1,350.0% Health Regen, 25.0% x 10 = 250.0% Magic Resistance]</text:p>
          </table:table-cell>
          <table:table-cell table:number-columns-repeated="5"/>
          <table:table-cell table:formula="of:=[.B23]" office:value-type="float" office:value="3" calcext:value-type="float">
            <text:p>3</text:p>
          </table:table-cell>
          <table:table-cell/>
          <table:table-cell table:formula="of:=[.C23]" office:value-type="float" office:value="30" calcext:value-type="float">
            <text:p>30</text:p>
          </table:table-cell>
          <table:table-cell table:formula="of:=IF([.I83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AT13];&quot;#,##0.0%&quot;); &quot; x &quot;; [.I23]; &quot; = &quot;; TEXT([.AU23];&quot;#,##0.0%&quot;))" office:value-type="string" office:string-value="55.0% x 10 = 550.0%" calcext:value-type="string">
            <text:p>55.0% x 10 =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&quot; x &quot;; [.I23]; &quot; = &quot;; TEXT([.K23];&quot;#,##0.0%&quot;))" office:value-type="string" office:string-value="135.0% x 10 = 1,350.0%" calcext:value-type="string">
            <text:p>135.0% x 10 =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 &quot; x &quot;; [.I23]; &quot; = &quot;; TEXT([.AI23];&quot;#,##0.0%&quot;))" office:value-type="string" office:string-value="25.0% x 10 = 250.0%" calcext:value-type="string">
            <text:p>25.0% x 10 =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84]; &quot;-&quot;; [.I84]; [.J84]; [.A24]; [.K84]; [.L84]; [.M84]; [.N84];[.O84];[.P84];[.Q84] )" office:value-type="string" office:string-value="3-30 Azarinth Fighting       [110.0% x 8 = 880.0% Damage, 10.0% x 8 = 80.0% Reaction Time]" calcext:value-type="string">
            <text:p>3-30 Azarinth Fighting <text:s text:c="6"/>[110.0% x 8 = 880.0% Damage, 10.0% x 8 = 80.0% Reaction Time]</text:p>
          </table:table-cell>
          <table:table-cell table:number-columns-repeated="5"/>
          <table:table-cell table:formula="of:=[.B24]" office:value-type="float" office:value="3" calcext:value-type="float">
            <text:p>3</text:p>
          </table:table-cell>
          <table:table-cell/>
          <table:table-cell table:formula="of:=[.C24]" office:value-type="float" office:value="30" calcext:value-type="float">
            <text:p>30</text:p>
          </table:table-cell>
          <table:table-cell table:formula="of:=IF([.I84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7"/>[</text:p>
          </table:table-cell>
          <table:table-cell table:formula="of:=COM.MICROSOFT.CONCAT(TEXT([.J24];&quot;#,##0.0%&quot;); &quot; x &quot;; [.I24]; &quot; = &quot;; TEXT([.K24];&quot;#,##0.0%&quot;))" office:value-type="string" office:string-value="110.0% x 8 = 880.0%" calcext:value-type="string">
            <text:p>110.0% x 8 =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&quot; x &quot;; [.I24]; &quot; = &quot;; TEXT(10%*[.I24];&quot;#,##0.0%&quot;))" office:value-type="string" office:string-value="10.0% x 8 = 80.0%" calcext:value-type="string">
            <text:p>10.0% x 8 =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85]; &quot;-&quot;; [.I85]; [.J85]; [.A25]; [.K85]; [.L85]; [.M85]; [.N85];[.O85];[.P85];[.Q85] )" office:value-type="string" office:string-value="3-8  Sentinel Huntress" calcext:value-type="string">
            <text:p>3-8 <text:s/>Sentinel Huntress</text:p>
          </table:table-cell>
          <table:table-cell table:number-columns-repeated="5"/>
          <table:table-cell table:formula="of:=[.B25]" office:value-type="float" office:value="3" calcext:value-type="float">
            <text:p>3</text:p>
          </table:table-cell>
          <table:table-cell/>
          <table:table-cell table:formula="of:=[.C25]" office:value-type="float" office:value="8" calcext:value-type="float">
            <text:p>8</text:p>
          </table:table-cell>
          <table:table-cell table:formula="of:=IF([.I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formula="of:=COM.MICROSOFT.CONCAT([.G86]; &quot;-&quot;; [.I86]; [.J86]; [.A26]; [.K86]; [.L86]; [.M86]; [.N86];[.O86];[.P86];[.Q86] )" office:value-type="string" office:string-value="3-23 Azarinth Perception" calcext:value-type="string">
            <text:p>3-23 Azarinth Perception</text:p>
          </table:table-cell>
          <table:table-cell table:number-columns-repeated="5"/>
          <table:table-cell table:formula="of:=[.B26]" office:value-type="float" office:value="3" calcext:value-type="float">
            <text:p>3</text:p>
          </table:table-cell>
          <table:table-cell/>
          <table:table-cell table:formula="of:=[.C26]" office:value-type="float" office:value="23" calcext:value-type="float">
            <text:p>23</text:p>
          </table:table-cell>
          <table:table-cell table:formula="of:=IF([.I8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[.G87]; &quot;-&quot;; [.I87]; [.J87]; [.A27]; [.K87]; [.L87]; [.M87]; [.N87];[.O87];[.P87];[.Q87] )" office:value-type="string" office:string-value="3-20 Azarinth Reversal       [101% to Deconstruction/Reconstruction]" calcext:value-type="string">
            <text:p>3-20 Azarinth Reversal <text:s text:c="6"/>[101% to Deconstruction/Reconstruction]</text:p>
          </table:table-cell>
          <table:table-cell table:number-columns-repeated="5"/>
          <table:table-cell table:formula="of:=[.B27]" office:value-type="float" office:value="3" calcext:value-type="float">
            <text:p>3</text:p>
          </table:table-cell>
          <table:table-cell/>
          <table:table-cell table:formula="of:=[.C27]" office:value-type="float" office:value="20" calcext:value-type="float">
            <text:p>20</text:p>
          </table:table-cell>
          <table:table-cell table:formula="of:=IF([.I87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7"/>[</text:p>
          </table:table-cell>
          <table:table-cell table:formula="of:=TEXT(MIN([.D2:.D7])/400;&quot;#,##0%&quot;)" office:value-type="string" office:string-value="101%" calcext:value-type="string">
            <text:p>101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 table:number-columns-repeated="1023"/>
        </table:table-row>
        <table:table-row table:style-name="ro1">
          <table:table-cell table:formula="of:=COM.MICROSOFT.CONCAT([.G90]; &quot;-&quot;; [.I90]; [.J90]; [.A30]; [.K90]; [.L90]; [.M90]; [.N90];[.O90];[.P90];[.Q90] )" office:value-type="string" office:string-value="3-30 Armor of Ash            [135.0% x 9 = 1,215.0% Resilience]" calcext:value-type="string">
            <text:p>3-30 Armor of Ash <text:s text:c="11"/>[135.0% x 9 = 1,215.0% Resilience]</text:p>
          </table:table-cell>
          <table:table-cell table:number-columns-repeated="5"/>
          <table:table-cell table:formula="of:=[.B30]" office:value-type="float" office:value="3" calcext:value-type="float">
            <text:p>3</text:p>
          </table:table-cell>
          <table:table-cell/>
          <table:table-cell table:formula="of:=[.C30]" office:value-type="float" office:value="30" calcext:value-type="float">
            <text:p>30</text:p>
          </table:table-cell>
          <table:table-cell table:formula="of:=IF([.I90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2"/>[</text:p>
          </table:table-cell>
          <table:table-cell table:formula="of:=COM.MICROSOFT.CONCAT(TEXT([.J30];&quot;#,##0.0%&quot;); &quot; x &quot;; [.I30]; &quot; = &quot;; TEXT([.K30];&quot;#,##0.0%&quot;))" office:value-type="string" office:string-value="135.0% x 9 = 1,215.0%" calcext:value-type="string">
            <text:p>135.0% x 9 =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91]; &quot;-&quot;; [.I91]; [.J91]; [.A31]; [.K91]; [.L91]; [.M91]; [.N91];[.O91];[.P91];[.Q91] )" office:value-type="string" office:string-value="3-30 Aspect of Ash           [70.0% x 8 = 560.0% Resilience, Speed, Strength, Intelligence and Dexterity]" calcext:value-type="string">
            <text:p>3-30 Aspect of Ash <text:s text:c="10"/>[70.0% x 8 = 560.0% Resilience, Speed, Strength, Intelligence and Dexterity]</text:p>
          </table:table-cell>
          <table:table-cell table:number-columns-repeated="5"/>
          <table:table-cell table:formula="of:=[.B31]" office:value-type="float" office:value="3" calcext:value-type="float">
            <text:p>3</text:p>
          </table:table-cell>
          <table:table-cell/>
          <table:table-cell table:formula="of:=[.C31]" office:value-type="float" office:value="30" calcext:value-type="float">
            <text:p>30</text:p>
          </table:table-cell>
          <table:table-cell table:formula="of:=IF([.I91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J31];&quot;#,##0.0%&quot;); &quot; x &quot;; [.I31]; &quot; = &quot;; TEXT([.K31];&quot;#,##0.0%&quot;))" office:value-type="string" office:string-value="70.0% x 8 = 560.0%" calcext:value-type="string">
            <text:p>70.0% x 8 =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92]; &quot;-&quot;; [.I92]; [.J92]; [.A32]; [.K92]; [.L92]; [.M92]; [.N92];[.O92];[.P92];[.Q92] )" office:value-type="string" office:string-value="3-30 True Ash Creation" calcext:value-type="string">
            <text:p>3-30 True Ash Creation</text:p>
          </table:table-cell>
          <table:table-cell table:number-columns-repeated="5"/>
          <table:table-cell table:formula="of:=[.B32]" office:value-type="float" office:value="3" calcext:value-type="float">
            <text:p>3</text:p>
          </table:table-cell>
          <table:table-cell/>
          <table:table-cell table:formula="of:=[.C32]" office:value-type="float" office:value="30" calcext:value-type="float">
            <text:p>30</text:p>
          </table:table-cell>
          <table:table-cell table:formula="of:=IF([.I9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[.G93]; &quot;-&quot;; [.I93]; [.J93]; [.A33]; [.K93]; [.L93]; [.M93]; [.N93];[.O93];[.P93];[.Q93] )" office:value-type="string" office:string-value="3-20 Heart of Cinder" calcext:value-type="string">
            <text:p>3-20 Heart of Cinder</text:p>
          </table:table-cell>
          <table:table-cell table:number-columns-repeated="5"/>
          <table:table-cell table:formula="of:=[.B33]" office:value-type="float" office:value="3" calcext:value-type="float">
            <text:p>3</text:p>
          </table:table-cell>
          <table:table-cell/>
          <table:table-cell table:formula="of:=[.C33]" office:value-type="float" office:value="20" calcext:value-type="float">
            <text:p>20</text:p>
          </table:table-cell>
          <table:table-cell table:formula="of:=IF([.I93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[.G94]; &quot;-&quot;; [.I94]; [.J94]; [.A34]; [.K94]; [.L94]; [.M94]; [.N94];[.O94];[.P94];[.Q94] )" office:value-type="string" office:string-value="3-18 Storm of Cinders" calcext:value-type="string">
            <text:p>3-18 Storm of Cinders</text:p>
          </table:table-cell>
          <table:table-cell table:number-columns-repeated="5"/>
          <table:table-cell table:formula="of:=[.B34]" office:value-type="float" office:value="3" calcext:value-type="float">
            <text:p>3</text:p>
          </table:table-cell>
          <table:table-cell/>
          <table:table-cell table:formula="of:=[.C34]" office:value-type="float" office:value="18" calcext:value-type="float">
            <text:p>18</text:p>
          </table:table-cell>
          <table:table-cell table:formula="of:=IF([.I94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[.G95]; &quot;-&quot;; [.I95]; [.J95]; [.A35]; [.K95]; [.L95]; [.M95]; [.N95];[.O95];[.P95];[.Q95] )" office:value-type="string" office:string-value="3-27 Ash and Ember Unity" calcext:value-type="string">
            <text:p>3-27 Ash and Ember Unity</text:p>
          </table:table-cell>
          <table:table-cell table:number-columns-repeated="5"/>
          <table:table-cell table:formula="of:=[.B35]" office:value-type="float" office:value="3" calcext:value-type="float">
            <text:p>3</text:p>
          </table:table-cell>
          <table:table-cell/>
          <table:table-cell table:formula="of:=[.C35]" office:value-type="float" office:value="27" calcext:value-type="float">
            <text:p>27</text:p>
          </table:table-cell>
          <table:table-cell table:formula="of:=IF([.I95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[.G96]; &quot;-&quot;; [.I96]; [.J96]; [.A36]; [.K96]; [.L96]; [.M96]; [.N96];[.O96];[.P96];[.Q96] )" office:value-type="string" office:string-value="3-24 Ashen Wings" calcext:value-type="string">
            <text:p>3-24 Ashen Wings</text:p>
          </table:table-cell>
          <table:table-cell table:number-columns-repeated="5"/>
          <table:table-cell table:formula="of:=[.B36]" office:value-type="float" office:value="3" calcext:value-type="float">
            <text:p>3</text:p>
          </table:table-cell>
          <table:table-cell/>
          <table:table-cell table:formula="of:=[.C36]" office:value-type="float" office:value="24" calcext:value-type="float">
            <text:p>24</text:p>
          </table:table-cell>
          <table:table-cell table:formula="of:=IF([.I9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[.G97]; &quot;-&quot;; [.I97]; [.J97]; [.A37]; [.K97]; [.L97]; [.M97]; [.N97];[.O97];[.P97];[.Q97] )" office:value-type="string" office:string-value="3-17 Eyes of Ash             [58.5% x 9 = 526.5% Perception]" calcext:value-type="string">
            <text:p>3-17 Eyes of Ash <text:s text:c="12"/>[58.5% x 9 = 526.5% Perception]</text:p>
          </table:table-cell>
          <table:table-cell table:number-columns-repeated="5"/>
          <table:table-cell table:formula="of:=[.B37]" office:value-type="float" office:value="3" calcext:value-type="float">
            <text:p>3</text:p>
          </table:table-cell>
          <table:table-cell/>
          <table:table-cell table:formula="of:=[.C37]" office:value-type="float" office:value="17" calcext:value-type="float">
            <text:p>17</text:p>
          </table:table-cell>
          <table:table-cell table:formula="of:=IF([.I97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3"/>[</text:p>
          </table:table-cell>
          <table:table-cell table:formula="of:=COM.MICROSOFT.CONCAT(TEXT([.J37];&quot;#,##0.0%&quot;); &quot; x &quot;; [.I37]; &quot; = &quot;; TEXT([.K37];&quot;#,##0.0%&quot;))" office:value-type="string" office:string-value="58.5% x 9 = 526.5%" calcext:value-type="string">
            <text:p>58.5% x 9 =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98]; &quot;-&quot;; [.I98]; [.J98]; [.A38]; [.K98]; [.L98]; [.M98]; [.N98];[.O98];[.P98];[.Q98] )" office:value-type="string" office:string-value="3-30 Avatar of Ash           [65.0% x 9 = 585.0% Reflexes and Speed]" calcext:value-type="string">
            <text:p>3-30 Avatar of Ash <text:s text:c="10"/>[65.0% x 9 = 585.0% Reflexes and Speed]</text:p>
          </table:table-cell>
          <table:table-cell table:number-columns-repeated="5"/>
          <table:table-cell table:formula="of:=[.B38]" office:value-type="float" office:value="3" calcext:value-type="float">
            <text:p>3</text:p>
          </table:table-cell>
          <table:table-cell/>
          <table:table-cell table:formula="of:=[.C38]" office:value-type="float" office:value="30" calcext:value-type="float">
            <text:p>30</text:p>
          </table:table-cell>
          <table:table-cell table:formula="of:=IF([.I98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J38];&quot;#,##0.0%&quot;); &quot; x &quot;; [.I38]; &quot; = &quot;; TEXT([.K38];&quot;#,##0.0%&quot;))" office:value-type="string" office:string-value="65.0% x 9 = 585.0%" calcext:value-type="string">
            <text:p>65.0% x 9 =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99]; &quot;-&quot;; [.I99]; [.J99]; [.A39]; [.K99]; [.L99]; [.M99]; [.N99];[.O99];[.P99];[.Q99] )" office:value-type="string" office:string-value="3-27 Keeper of Ash           [83.5% x 8 = 668.0% Damage]" calcext:value-type="string">
            <text:p>3-27 Keeper of Ash <text:s text:c="10"/>[83.5% x 8 = 668.0% Damage]</text:p>
          </table:table-cell>
          <table:table-cell table:number-columns-repeated="5"/>
          <table:table-cell table:formula="of:=[.B39]" office:value-type="float" office:value="3" calcext:value-type="float">
            <text:p>3</text:p>
          </table:table-cell>
          <table:table-cell/>
          <table:table-cell table:formula="of:=[.C39]" office:value-type="float" office:value="27" calcext:value-type="float">
            <text:p>27</text:p>
          </table:table-cell>
          <table:table-cell table:formula="of:=IF([.I99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J39];&quot;#,##0.0%&quot;); &quot; x &quot;; [.I39]; &quot; = &quot;; TEXT([.K39];&quot;#,##0.0%&quot;))" office:value-type="string" office:string-value="83.5% x 8 = 668.0%" calcext:value-type="string">
            <text:p>83.5% x 8 = 668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1023"/>
        </table:table-row>
        <table:table-row table:style-name="ro1">
          <table:table-cell table:formula="of:=COM.MICROSOFT.CONCAT([.G102]; &quot;-&quot;; [.I102]; [.J102]; [.A42]; [.K102]; [.L102]; [.M102]; [.N102];[.O102];[.P102];[.Q102] )" office:value-type="string" office:string-value="1-2  Force" calcext:value-type="string">
            <text:p>1-2 <text:s/>Force</text:p>
          </table:table-cell>
          <table:table-cell table:number-columns-repeated="5"/>
          <table:table-cell table:formula="of:=[.B42]" office:value-type="float" office:value="1" calcext:value-type="float">
            <text:p>1</text:p>
          </table:table-cell>
          <table:table-cell/>
          <table:table-cell table:formula="of:=[.C42]" office:value-type="float" office:value="2" calcext:value-type="float">
            <text:p>2</text:p>
          </table:table-cell>
          <table:table-cell table:formula="of:=IF([.I1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formula="of:=COM.MICROSOFT.CONCAT([.G103]; &quot;-&quot;; [.I103]; [.J103]; [.A43]; [.K103]; [.L103]; [.M103]; [.N103];[.O103];[.P103];[.Q103] )" office:value-type="string" office:string-value="1-2  Flare of Creation       [26.0% x 8 = 208.0% Resilience]" calcext:value-type="string">
            <text:p>1-2 <text:s/>Flare of Creation <text:s text:c="6"/>[26.0% x 8 = 208.0% Resilience]</text:p>
          </table:table-cell>
          <table:table-cell table:number-columns-repeated="5"/>
          <table:table-cell table:formula="of:=[.B43]" office:value-type="float" office:value="1" calcext:value-type="float">
            <text:p>1</text:p>
          </table:table-cell>
          <table:table-cell/>
          <table:table-cell table:formula="of:=[.C43]" office:value-type="float" office:value="2" calcext:value-type="float">
            <text:p>2</text:p>
          </table:table-cell>
          <table:table-cell table:formula="of:=IF([.I103]&lt;10; 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 text:c="7"/>[</text:p>
          </table:table-cell>
          <table:table-cell table:formula="of:=COM.MICROSOFT.CONCAT(TEXT([.J43];&quot;#,##0.0%&quot;); &quot; x &quot;; [.I43]; &quot; = &quot;; TEXT([.K43];&quot;#,##0.0%&quot;))" office:value-type="string" office:string-value="26.0% x 8 = 208.0%" calcext:value-type="string">
            <text:p>26.0% x 8 = 208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04]; &quot;-&quot;; [.I104]; [.J104]; [.A44]; [.K104]; [.L104]; [.M104]; [.N104];[.O104];[.P104];[.Q104] )" office:value-type="string" office:string-value="1-2  Displacement" calcext:value-type="string">
            <text:p>1-2 <text:s/>Displacement</text:p>
          </table:table-cell>
          <table:table-cell table:number-columns-repeated="5"/>
          <table:table-cell table:formula="of:=[.B44]" office:value-type="float" office:value="1" calcext:value-type="float">
            <text:p>1</text:p>
          </table:table-cell>
          <table:table-cell/>
          <table:table-cell table:formula="of:=[.C44]" office:value-type="float" office:value="2" calcext:value-type="float">
            <text:p>2</text:p>
          </table:table-cell>
          <table:table-cell table:formula="of:=IF([.I1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formula="of:=COM.MICROSOFT.CONCAT([.G105]; &quot;-&quot;; [.I105]; [.J105]; [.A45]; [.K105]; [.L105]; [.M105]; [.N105];[.O105];[.P105];[.Q105] )" office:value-type="string" office:string-value="1-1  Space Shift" calcext:value-type="string">
            <text:p>1-1 <text:s/>Space Shift</text:p>
          </table:table-cell>
          <table:table-cell table:number-columns-repeated="5"/>
          <table:table-cell table:formula="of:=[.B45]" office:value-type="float" office:value="1" calcext:value-type="float">
            <text:p>1</text:p>
          </table:table-cell>
          <table:table-cell/>
          <table:table-cell table:formula="of:=[.C45]" office:value-type="float" office:value="1" calcext:value-type="float">
            <text:p>1</text:p>
          </table:table-cell>
          <table:table-cell table:formula="of:=IF([.I1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formula="of:=COM.MICROSOFT.CONCAT([.G106]; &quot;-&quot;; [.I106]; [.J106]; [.A46]; [.K106]; [.L106]; [.M106]; [.N106];[.O106];[.P106];[.Q106] )" office:value-type="string" office:string-value="1-1  Body of the Valkyrie    [15.5% x 9 = 139.5% Resilience, 5.1% x 9 = 45.9% Physical Resistance, 5.0% x 9 = 45.9% Magic Resistance]" calcext:value-type="string">
            <text:p>1-1 <text:s/>Body of the Valkyrie <text:s text:c="3"/>[15.5% x 9 = 139.5% Resilience, 5.1% x 9 = 45.9% Physical Resistance, 5.0% x 9 = 45.9% Magic Resistance]</text:p>
          </table:table-cell>
          <table:table-cell table:number-columns-repeated="5"/>
          <table:table-cell table:formula="of:=[.B46]" office:value-type="float" office:value="1" calcext:value-type="float">
            <text:p>1</text:p>
          </table:table-cell>
          <table:table-cell/>
          <table:table-cell table:formula="of:=[.C46]" office:value-type="float" office:value="1" calcext:value-type="float">
            <text:p>1</text:p>
          </table:table-cell>
          <table:table-cell table:formula="of:=IF([.I106]&lt;10; 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 text:c="4"/>[</text:p>
          </table:table-cell>
          <table:table-cell table:formula="of:=COM.MICROSOFT.CONCAT(TEXT([.J46];&quot;#,##0.0%&quot;); &quot; x &quot;; [.I46]; &quot; = &quot;; TEXT([.K46];&quot;#,##0.0%&quot;))" office:value-type="string" office:string-value="15.5% x 9 = 139.5%" calcext:value-type="string">
            <text:p>15.5% x 9 = 139.5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 &quot; x &quot;; [.I46]; &quot; = &quot;; TEXT([.AL46];&quot;#,##0.0%&quot;))" office:value-type="string" office:string-value="5.1% x 9 = 45.9%" calcext:value-type="string">
            <text:p>5.1% x 9 = 45.9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&quot; x &quot;; [.I46]; &quot; = &quot;; TEXT([.AI46];&quot;#,##0.0%&quot;))" office:value-type="string" office:string-value="5.0% x 9 = 45.9%" calcext:value-type="string">
            <text:p>5.0% x 9 = 45.9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07]; &quot;-&quot;; [.I107]; [.J107]; [.A47]; [.K107]; [.L107]; [.M107]; [.N107];[.O107];[.P107];[.Q107] )" office:value-type="string" office:string-value="1-1  Space Awareness" calcext:value-type="string">
            <text:p>1-1 <text:s/>Space Awareness</text:p>
          </table:table-cell>
          <table:table-cell table:number-columns-repeated="5"/>
          <table:table-cell table:formula="of:=[.B47]" office:value-type="float" office:value="1" calcext:value-type="float">
            <text:p>1</text:p>
          </table:table-cell>
          <table:table-cell/>
          <table:table-cell table:formula="of:=[.C47]" office:value-type="float" office:value="1" calcext:value-type="float">
            <text:p>1</text:p>
          </table:table-cell>
          <table:table-cell table:formula="of:=IF([.I1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0:47:33.1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01:18:15.024000000</dc:date>
    <meta:generator>LibreOffice/7.0.5.2$Windows_X86_64 LibreOffice_project/64390860c6cd0aca4beafafcfd84613dd9dfb63a</meta:generator>
    <meta:editing-duration>PT5H51M16S</meta:editing-duration>
    <meta:editing-cycles>49</meta:editing-cycles>
    <meta:document-statistic meta:table-count="1" meta:cell-count="577" meta:object-count="0"/>
    <meta:user-defined meta:name="AppVersion">16.0300</meta:user-defined>
  </office:meta>
</office:document-meta>
</file>